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bold" style:font-weight-complex="bold"/>
    </style:style>
    <style:style style:name="T7" style:family="text">
      <style:text-properties style:font-name="Verdana1" fo:font-size="10pt"/>
    </style:style>
    <style:style style:name="T8" style:family="text">
      <style:text-properties style:font-name="Verdana1" fo:font-size="14pt"/>
    </style:style>
    <style:style style:name="T9" style:family="text">
      <style:text-properties style:font-name="Verdana1" fo:font-size="14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isin Oatmeal Scones</text:p>
      <text:p text:style-name="Standard"/>
      <text:p text:style-name="Standard">1 ½ cups whole wheat pastry flour</text:p>
      <text:p text:style-name="Standard">1 cup oats, quick cooking or regular</text:p>
      <text:p text:style-name="Standard">¼ cup Sucanat</text:p>
      <text:p text:style-name="Standard">2 t baking powder</text:p>
      <text:p text:style-name="Standard">¼ t salt</text:p>
      <text:p text:style-name="Standard">½ cup butter, cold and cut in small cubes</text:p>
      <text:p text:style-name="Standard">½ cup raisins</text:p>
      <text:p text:style-name="Standard">½ cup milk</text:p>
      <text:p text:style-name="Standard">1 T cane juice crystals</text:p>
      <text:p text:style-name="Standard">1/8 t. cinnamon</text:p>
      <text:p text:style-name="Standard"/>
      <text:p text:style-name="Standard">Preheat oven to 400. In a medium sized mixing bowl combine whole wheat pastry flour, oats, Sucanat, baking powder and salt. Stir to mix well. Cut in the butter into the flour mixture until the mixture looks like coarse cornmeal. You can do this with 2 knives, a pastry blender or my favorite method, my clean hands. It is faster and works better. Stir in the raisins. Add the milk and mix, turning it out onto a flour covered surface. Knead a few times and pat or roll into a thick circle that is about 9-inches around and ½ inch thick. Put the circle of dough onto a lightly greased cookie sheet. I grease mine with non-stick cooking spray. Cut the dough like you would a pie into 12 pieces. Separate the pieces slightly forming a bigger circle. Bake for 15 to 18 minutes or until they are golden bro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31:52.13</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2" meta:word-count="200" meta:character-count="1034"/>
  </office:meta>
</office:document-meta>
</file>